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ManagerHolder.setTransactionActive( boolean transaction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ManagerHolder.isTransac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ManagerHolder.setSavepointManager( @ Nullable SavepointManager savepoi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ManagerHo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ManagerHolder.get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ManagerHolder.EntityManagerHolder( @ Nullable 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ManagerHolder.getSavepoi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